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ED00000299CFE0F8398171432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 Rounded MT Bold" svg:font-family="'Arial Rounded MT Bold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auto-grow-width="true" fo:min-height="0.395cm" fo:min-width="1.598cm"/>
      <style:paragraph-properties style:writing-mode="lr-tb"/>
    </style:style>
    <style:style style:name="gr2" style:family="graphic" style:parent-style-name="standard">
      <style:graphic-properties draw:stroke="none" draw:fill="none" draw:fill-color="#ffffff" draw:auto-grow-width="true" fo:min-height="0.395cm" fo:min-width="2.091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727cm"/>
      <style:paragraph-properties style:writing-mode="lr-tb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font-size="10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8pt"/>
    </style:style>
    <style:style style:name="P4" style:family="paragraph">
      <loext:graphic-properties draw:fill="none" draw:fill-color="#ffffff"/>
      <style:paragraph-properties style:writing-mode="lr-tb"/>
      <style:text-properties fo:font-size="8pt" style:font-size-asian="10pt" style:font-size-complex="10pt"/>
    </style:style>
    <style:style style:name="P5" style:family="paragraph">
      <loext:graphic-properties draw:fill-color="#ffffff"/>
      <style:paragraph-properties style:writing-mode="lr-tb"/>
    </style:style>
    <style:style style:name="T1" style:family="text">
      <style:text-properties fo:font-size="10pt"/>
    </style:style>
    <style:style style:name="T2" style:family="text">
      <style:text-properties style:font-name="Arial Rounded MT Bold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draw:frame draw:style-name="gr1" draw:text-style-name="P1" draw:layer="layout" svg:width="2.098cm" svg:height="0.645cm" svg:x="25.939cm" svg:y="15.235cm">
          <draw:text-box>
            <text:p><text:span text:style-name="T1"><text:page-number>&lt;number&gt;</text:page-number></text:span></text:p>
          </draw:text-box>
        </draw:frame>
        <draw:frame draw:style-name="gr2" draw:text-style-name="P1" draw:layer="layout" svg:width="2.591cm" svg:height="0.645cm" svg:x="0cm" svg:y="15.11cm">
          <draw:text-box>
            <text:p><text:span text:style-name="T1"><text:date style:data-style-name="D1" text:date-value="2022-03-06">3/6/22</text:date></text:span></text:p>
          </draw:text-box>
        </draw:frame>
        <draw:frame draw:style-name="gr3" draw:text-style-name="P2" draw:layer="layout" svg:width="14.714cm" svg:height="6.45cm" svg:x="6.985cm" svg:y="5.615cm">
          <draw:image xlink:href="Pictures/10000000000005ED00000299CFE0F83981714328.png" xlink:type="simple" xlink:show="embed" xlink:actuate="onLoad" draw:mime-type="image/png">
            <text:p/>
          </draw:image>
        </draw:frame>
        <draw:frame draw:style-name="gr4" draw:text-style-name="P4" draw:layer="layout" svg:width="4.445cm" svg:height="1.977cm" svg:x="7.62cm" svg:y="7.62cm">
          <draw:text-box>
            <text:p text:style-name="P3"><text:span text:style-name="T2">RUSpy ver 0.01</text:span></text:p>
            <text:p text:style-name="P3"><text:span text:style-name="T2">copyright(c) Albert Migliori</text:span></text:p>
            <text:p text:style-name="P3"><text:span text:style-name="T2">Alamo Creek Engineering</text:span></text:p>
            <text:p text:style-name="P3"><text:span text:style-name="T2"><text:a xlink:href="http://www.rusalamocreek.com/" xlink:type="simple">www.rusalamocreek.com</text:a></text:span></text:p>
            <text:p text:style-name="P3"><text:span text:style-name="T2">6 March 2022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 Rounded MT Bold" svg:font-family="'Arial Rounded MT Bold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3-06T08:41:06.095000000</meta:creation-date>
    <meta:editing-duration>PT7M18S</meta:editing-duration>
    <meta:editing-cycles>3</meta:editing-cycles>
    <meta:generator>LibreOffice/7.3.0.3$Windows_X86_64 LibreOffice_project/0f246aa12d0eee4a0f7adcefbf7c878fc2238db3</meta:generator>
    <dc:date>2022-03-06T08:54:53.395000000</dc:date>
    <meta:document-statistic meta:object-count="27"/>
  </office:meta>
</office:document-meta>
</file>